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uesBean.setOther( String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Bean.getOnUp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Bea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ValuesBean.getUpdat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Bean.getOt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Bean.getSim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Bean.setSimple( String simp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Bean.setReadOnly( String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Bean.get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Bean.getDiff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Bean.setDate( String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Bean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Bean.setDiffOut( String diff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Bean.setBool( boolean b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Bean.isB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Bean.setOnUpdate( String onUp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Bean.setDiffIn( String diff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Bean.setWriteOnly( String write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Bean.getDiff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Bean.getWrite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Bean.setUpdateCount( int update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